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00000030019ACBE5092A7ED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a27d5" officeooo:paragraph-rsid="001a27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02in, 2.1398in, 0.9291in, 4.078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Create a Folder Structure</text:p>
      <text:p text:style-name="P1"/>
      <text:p text:style-name="P1"><draw:frame draw:style-name="fr1" draw:name="Image1" text:anchor-type="paragraph" svg:x="1.9937in" svg:y="0.6854in" svg:width="3.8854in" svg:height="2.7709in" draw:z-index="0"><draw:image xlink:href="Pictures/10000201000005500000030019ACBE5092A7ED9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22:49:36.170402649</meta:creation-date>
    <meta:editing-duration>PT1M7S</meta:editing-duration>
    <meta:editing-cycles>2</meta:editing-cycles>
    <meta:generator>LibreOffice/6.0.3.2$Linux_X86_64 LibreOffice_project/00m0$Build-2</meta:generator>
    <dc:date>2019-03-02T22:50:32.058680693</dc:date>
    <meta:document-statistic meta:table-count="0" meta:image-count="1" meta:object-count="0" meta:page-count="1" meta:paragraph-count="1" meta:word-count="4" meta:character-count="25" meta:non-whitespace-character-count="22"/>
  </office:meta>
</office:document-meta>
</file>